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88mm"/>
    </style:style>
    <style:style style:name="ro1" style:family="table-row">
      <style:table-row-properties style:row-height="16.3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Liberation Sans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style:font-name="Liberation Sans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4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3" office:value-type="string" calcext:value-type="string" table:number-columns-spanned="7" table:number-rows-spanned="1">
            <text:p>GMSH Element Ids vs Element Type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15" office:value-type="string" calcext:value-type="string">
            <text:p>ID</text:p>
          </table:table-cell>
          <table:table-cell table:style-name="ce16" office:value-type="string" calcext:value-type="string">
            <text:p>Type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2 node line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3 node triangle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4 node quadrangle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4 node tetrahedon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8 node hexahedron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6 node prism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5 node pyramid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3 node second order line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6 node second order triangle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9-node second order quadrangle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10-node second order tetrahedron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27-node second order hexahedron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8" office:value-type="string" calcext:value-type="string">
            <text:p>18-node second order prism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8" office:value-type="string" calcext:value-type="string">
            <text:p>14-node second order pyramid 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8" office:value-type="string" calcext:value-type="string">
            <text:p>1-node point. 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8" office:value-type="string" calcext:value-type="string">
            <text:p>8-node second order quadrangle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8" office:value-type="string" calcext:value-type="string">
            <text:p>20-node second order hexahedron 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8" office:value-type="string" calcext:value-type="string">
            <text:p>15-node second order prism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8" office:value-type="string" calcext:value-type="string">
            <text:p>13-node second order pyramid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8" office:value-type="string" calcext:value-type="string">
            <text:p>9-node third order incomplete triangle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8" office:value-type="string" calcext:value-type="string">
            <text:p>10-node third order triangle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8" office:value-type="string" calcext:value-type="string">
            <text:p>12-node fourth order incomplete triangle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8" office:value-type="string" calcext:value-type="string">
            <text:p>15-node fourth order triangle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8" office:value-type="string" calcext:value-type="string">
            <text:p>15-node fifth order incomplete triangle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8" office:value-type="string" calcext:value-type="string">
            <text:p>21-node fifth order complete triangle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8" office:value-type="string" calcext:value-type="string">
            <text:p>4-node third order edge 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8" office:value-type="string" calcext:value-type="string">
            <text:p>5-node fourth order edge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8" office:value-type="string" calcext:value-type="string">
            <text:p>6-node fifth order edge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8" office:value-type="string" calcext:value-type="string">
            <text:p>20-node third order tetrahedron 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8" office:value-type="string" calcext:value-type="string">
            <text:p>35-node fourth order tetrahedron 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8" office:value-type="string" calcext:value-type="string">
            <text:p>56-node fifth order tetrahedron </text:p>
          </table:table-cell>
          <table:table-cell table:number-columns-repeated="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18" office:value-type="string" calcext:value-type="string">
            <text:p>64-node third order hexahedron </text:p>
          </table:table-cell>
          <table:table-cell table:number-columns-repeated="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8" office:value-type="string" calcext:value-type="string">
            <text:p>125-node fourth order hexahedron</text:p>
          </table:table-cell>
          <table:table-cell table:number-columns-repeated="5"/>
        </table:table-row>
        <table:table-row table:style-name="ro2" table:number-rows-repeated="3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2">00.00.0000</text:date>, <text:time style:data-style-name="N2" text:time-value="07:39:51.76017582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0:57:20.920620732</meta:creation-date>
    <dc:date>2019-06-22T07:40:03.792007559</dc:date>
    <meta:editing-duration>PT17M8S</meta:editing-duration>
    <meta:editing-cycles>4</meta:editing-cycles>
    <meta:generator>LibreOffice/6.2.4.2.0$Linux_X86_64 LibreOffice_project/20$Build-2</meta:generator>
    <meta:document-statistic meta:table-count="1" meta:cell-count="69" meta:object-count="0"/>
  </office:meta>
</office:document-meta>
</file>